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7056899858794393486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302041068623434202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6"><text:soft-page-break/>Sat 9/2/2017 <text:span text:style-name="T1">2 miles</text:span></text:p>
      <text:p text:style-name="P16">I ran 1 mile on a treadmill in 9:29.</text:p>
      <text:p text:style-name="P16">Then I used the weight machines to do about 18 exercises for a full body workout.</text:p>
      <text:p text:style-name="P16">I finished with a mile in 9:00 on a treadmill.</text:p>
      <text:p text:style-name="P16"/>
      <text:p text:style-name="P16">Sun 9/3/2017 <text:span text:style-name="T1">4 miles</text:span></text:p>
      <text:p text:style-name="P16">I ran 4 miles on hilly roads and averaged 9:56/mile.</text:p>
      <text:p text:style-name="P16"/>
      <text:p text:style-name="P16">Mon 9/4/2017 <text:span text:style-name="T1">1mile</text:span></text:p>
      <text:p text:style-name="P16">I walked 1 mile with Mary Jane on a hilly lo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04T17:15:59.15</dc:date>
    <dc:creator>James Lombardi</dc:creator>
    <meta:editing-duration>PT20H37M6S</meta:editing-duration>
    <meta:editing-cycles>122</meta:editing-cycles>
    <meta:generator>OpenOffice/4.1.2$Win32 OpenOffice.org_project/412m3$Build-9782</meta:generator>
    <meta:document-statistic meta:table-count="0" meta:image-count="0" meta:object-count="0" meta:page-count="9" meta:paragraph-count="157" meta:word-count="3192" meta:character-count="16176"/>
  </office:meta>
</office:document-meta>
</file>